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7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8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</style:style>
    <style:style style:name="T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71" style:family="table-column">
      <style:table-column-properties style:column-width="2.8736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0.575in" style:use-optimal-column-width="false"/>
    </style:style>
    <style:style style:name="TableColumn74" style:family="table-column">
      <style:table-column-properties style:column-width="2.5513in" style:use-optimal-column-width="false"/>
    </style:style>
    <style:style style:name="Table70" style:family="table">
      <style:table-properties style:width="6.575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2" fo:orphans="2" fo:text-align="center"/>
    </style:style>
    <style:style style:name="T8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P86" style:parent-style-name="Normal" style:family="paragraph">
      <style:paragraph-properties fo:widows="0" fo:orphans="0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widows="2" fo:orphans="2" fo:text-align="center"/>
    </style:style>
    <style:style style:name="T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3" style:parent-style-name="Normal" style:family="paragraph">
      <style:paragraph-properties fo:widows="0" fo:orphans="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</style:style>
    <style:style style:name="T1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</style:style>
    <style:style style:name="T11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20" style:parent-style-name="Standard" style:family="paragraph">
      <style:paragraph-properties fo:widows="2" fo:orphans="2" fo:text-align="justify"/>
    </style:style>
    <style:style style:name="T1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</style:style>
    <style:style style:name="T1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2" style:parent-style-name="Standard" style:family="paragraph">
      <style:paragraph-properties fo:text-align="justify"/>
    </style:style>
    <style:style style:name="T13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5" style:family="table-column">
      <style:table-column-properties style:column-width="2.8736in" style:use-optimal-column-width="false"/>
    </style:style>
    <style:style style:name="TableColumn136" style:family="table-column">
      <style:table-column-properties style:column-width="0.575in" style:use-optimal-column-width="false"/>
    </style:style>
    <style:style style:name="TableColumn137" style:family="table-column">
      <style:table-column-properties style:column-width="0.575in" style:use-optimal-column-width="false"/>
    </style:style>
    <style:style style:name="TableColumn138" style:family="table-column">
      <style:table-column-properties style:column-width="2.5513in" style:use-optimal-column-width="false"/>
    </style:style>
    <style:style style:name="Table134" style:family="table">
      <style:table-properties style:width="6.57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2" fo:orphans="2" fo:text-align="center"/>
    </style:style>
    <style:style style:name="T1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P150" style:parent-style-name="Normal" style:family="paragraph">
      <style:paragraph-properties fo:widows="0" fo:orphans="0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2" fo:orphans="2" fo:text-align="center"/>
    </style:style>
    <style:style style:name="T1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7" style:parent-style-name="Normal" style:family="paragraph">
      <style:paragraph-properties fo:widows="0" fo:orphans="0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widows="2" fo:orphans="2" fo:text-align="justify"/>
    </style:style>
    <style:style style:name="T16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</style:style>
    <style:style style:name="T1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</style:style>
    <style:style style:name="T1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4" style:parent-style-name="Standard" style:family="paragraph">
      <style:paragraph-properties fo:text-align="justify"/>
    </style:style>
    <style:style style:name="T1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7" style:family="table-column">
      <style:table-column-properties style:column-width="2.8736in" style:use-optimal-column-width="false"/>
    </style:style>
    <style:style style:name="TableColumn198" style:family="table-column">
      <style:table-column-properties style:column-width="0.575in" style:use-optimal-column-width="false"/>
    </style:style>
    <style:style style:name="TableColumn199" style:family="table-column">
      <style:table-column-properties style:column-width="0.575in" style:use-optimal-column-width="false"/>
    </style:style>
    <style:style style:name="TableColumn200" style:family="table-column">
      <style:table-column-properties style:column-width="2.5513in" style:use-optimal-column-width="false"/>
    </style:style>
    <style:style style:name="Table196" style:family="table">
      <style:table-properties style:width="6.575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8" style:family="table-cell">
      <style:table-cell-properties fo:border="0.0069in solid #000000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widows="2" fo:orphans="2" fo:text-align="center"/>
    </style:style>
    <style:style style:name="T21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P212" style:parent-style-name="Normal" style:family="paragraph">
      <style:paragraph-properties fo:widows="0" fo:orphans="0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widows="2" fo:orphans="2" fo:text-align="center"/>
    </style:style>
    <style:style style:name="T2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9" style:parent-style-name="Normal" style:family="paragraph">
      <style:paragraph-properties fo:widows="0" fo:orphans="0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widows="2" fo:orphans="2" fo:text-align="justify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center"/>
    </style:style>
    <style:style style:name="T2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widows="2" fo:orphans="2" fo:text-align="justify"/>
    </style:style>
    <style:style style:name="T23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center"/>
    </style:style>
    <style:style style:name="T23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widows="2" fo:orphans="2" fo:text-align="justify"/>
    </style:style>
    <style:style style:name="T2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center"/>
    </style:style>
    <style:style style:name="T25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center"/>
    </style:style>
    <style:style style:name="T2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5" style:family="table-cell">
      <style:table-cell-properties fo:border="0.0069in solid #000000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justify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center"/>
    </style:style>
    <style:style style:name="T2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justify"/>
    </style:style>
    <style:style style:name="T2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center"/>
    </style:style>
    <style:style style:name="T2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center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</style:style>
    <style:style style:name="T30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center"/>
    </style:style>
    <style:style style:name="T30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</style:style>
    <style:style style:name="T3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center"/>
    </style:style>
    <style:style style:name="T31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</style:style>
    <style:style style:name="T3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center"/>
    </style:style>
    <style:style style:name="T3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6" style:parent-style-name="Heading1" style:family="paragraph"/>
    <style:style style:name="T337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8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40" style:family="table-column">
      <style:table-column-properties style:column-width="3.0625in" style:use-optimal-column-width="false"/>
    </style:style>
    <style:style style:name="TableColumn341" style:family="table-column">
      <style:table-column-properties style:column-width="0.8138in" style:use-optimal-column-width="false"/>
    </style:style>
    <style:style style:name="TableColumn342" style:family="table-column">
      <style:table-column-properties style:column-width="0.8763in" style:use-optimal-column-width="false"/>
    </style:style>
    <style:style style:name="TableColumn343" style:family="table-column">
      <style:table-column-properties style:column-width="1.8138in" style:use-optimal-column-width="false"/>
    </style:style>
    <style:style style:name="Table339" style:family="table">
      <style:table-properties style:width="6.5666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6" style:parent-style-name="Standard" style:family="paragraph">
      <style:paragraph-properties fo:widows="2" fo:orphans="2" fo:text-align="center"/>
    </style:style>
    <style:style style:name="T34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widows="2" fo:orphans="2" fo:text-align="center"/>
    </style:style>
    <style:style style:name="T35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P352" style:parent-style-name="Standard" style:family="paragraph">
      <style:paragraph-properties fo:widows="2" fo:orphans="2" fo:text-align="center"/>
    </style:style>
    <style:style style:name="T35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4" style:family="table-row">
      <style:table-row-properties style:use-optimal-row-height="false"/>
    </style:style>
    <style:style style:name="P355" style:parent-style-name="Normal" style:family="paragraph">
      <style:paragraph-properties fo:widows="0" fo:orphans="0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 fo:text-align="center"/>
    </style:style>
    <style:style style:name="T35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 fo:text-align="center"/>
    </style:style>
    <style:style style:name="T36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2" style:parent-style-name="Normal" style:family="paragraph">
      <style:paragraph-properties fo:widows="0" fo:orphans="0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9" style:parent-style-name="Heading1" style:family="paragraph"/>
    <style:style style:name="T38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s</text:span><text:span text:style-name="T56">uccessCreateS</text:span><text:span text:style-name="T57">chedule</text:span><text:span text:style-name="T58">.html</text:span></text:p>
          </table:table-cell>
          <table:covered-table-cell/>
          <table:covered-table-cell/>
        </table:table-row>
      </table:table>
      <text:p text:style-name="P59"/>
      <text:p text:style-name="P60"><text:span text:style-name="T61">This checklist is to be used to assess source code during a peer review. <text:s/>Items which represent the code being reviewed should be checked off.</text:span></text:p>
      <text:p text:style-name="P62"/>
      <text:p text:style-name="P63"/>
      <text:p text:style-name="P64"><text:span text:style-name="T65">Place a check mark if the code complies with the criteria. <text:s/>If not, place comments at the remarks<text:s/></text:span><text:span text:style-name="T66">column.</text:span></text:p>
      <text:p text:style-name="P67"/>
      <text:p text:style-name="P68"><text:span text:style-name="T69">1. <text:s/>License</text:span>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rows-spanned="2">
            <text:p text:style-name="P77"><text:span text:style-name="T78">Criteria</text:span></text:p>
          </table:table-cell>
          <table:table-cell table:style-name="TableCell79" table:number-columns-spanned="2">
            <text:p text:style-name="P80"><text:span text:style-name="T81">Comply</text:span></text:p>
          </table:table-cell>
          <table:covered-table-cell/>
          <table:table-cell table:style-name="TableCell82" table:number-rows-spanned="2">
            <text:p text:style-name="P83"><text:span text:style-name="T84">Remarks</text:span></text:p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<text:span text:style-name="T89">Yes</text:span></text:p>
          </table:table-cell>
          <table:table-cell table:style-name="TableCell90">
            <text:p text:style-name="P91"><text:span text:style-name="T92">No</text:span></text:p>
          </table:table-cell>
          <table:covered-table-cell>
            <text:p text:style-name="P93"/>
          </table:covered-table-cell>
        </table:table-row>
        <table:table-row table:style-name="TableRow94">
          <table:table-cell table:style-name="TableCell95">
            <text:p text:style-name="P96"><text:span text:style-name="T97">License exists at the top of the code</text:span></text:p>
          </table:table-cell>
          <table:table-cell table:style-name="TableCell98">
            <text:p text:style-name="P99"><text:span text:style-name="T100">/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License contains the name of the author</text:span></text:p>
          </table:table-cell>
          <table:table-cell table:style-name="TableCell109">
            <text:p text:style-name="P110"><text:span text:style-name="T111">/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pan text:style-name="T119">License contains the following:</text:span></text:p>
            <text:p text:style-name="P120"><text:span text:style-name="T121">“This is a course requirement for CS 192 Software Engineering II under the<text:s/></text:span><text:span text:style-name="T122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3">
            <text:p text:style-name="P124"><text:span text:style-name="T125">/</text:span>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P130"/>
      <text:p text:style-name="P131"/>
      <text:p text:style-name="P132"><text:span text:style-name="T133">2. <text:s/>Code History</text:span></text:p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 table:number-rows-spanned="2">
            <text:p text:style-name="P141"><text:span text:style-name="T142">Criteria</text:span></text:p>
          </table:table-cell>
          <table:table-cell table:style-name="TableCell143" table:number-columns-spanned="2">
            <text:p text:style-name="P144"><text:span text:style-name="T145">Comply</text:span></text:p>
          </table:table-cell>
          <table:covered-table-cell/>
          <table:table-cell table:style-name="TableCell146" table:number-rows-spanned="2">
            <text:p text:style-name="P147"><text:span text:style-name="T148">Remarks</text:span></text:p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><text:span text:style-name="T153">Yes</text:span></text:p>
          </table:table-cell>
          <table:table-cell table:style-name="TableCell154">
            <text:p text:style-name="P155"><text:span text:style-name="T156">No</text:span></text:p>
          </table:table-cell>
          <table:covered-table-cell>
            <text:p text:style-name="P157"/>
          </table:covered-table-cell>
        </table:table-row>
        <table:table-row table:style-name="TableRow158">
          <table:table-cell table:style-name="TableCell159">
            <text:p text:style-name="P160"><text:span text:style-name="T161">Code History<text:s/></text:span><text:span text:style-name="T162">appears after the license of the source code.</text:span></text:p>
          </table:table-cell>
          <table:table-cell table:style-name="TableCell163">
            <text:p text:style-name="P164"><text:span text:style-name="T165">/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Code History has been updated accordingly based on name of programmer, change date and change description.</text:span></text:p>
          </table:table-cell>
          <table:table-cell table:style-name="TableCell174">
            <text:p text:style-name="P175"><text:span text:style-name="T176">/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><text:span text:style-name="T195">3. <text:s/>Internal Documentation</text:span></text:p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rows-spanned="2">
            <text:p text:style-name="P203"><text:span text:style-name="T204">Criteria</text:span></text:p>
          </table:table-cell>
          <table:table-cell table:style-name="TableCell205" table:number-columns-spanned="2">
            <text:p text:style-name="P206"><text:span text:style-name="T207">Comply</text:span></text:p>
          </table:table-cell>
          <table:covered-table-cell/>
          <table:table-cell table:style-name="TableCell208" table:number-rows-spanned="2">
            <text:p text:style-name="P209"><text:span text:style-name="T210">Remarks</text:span></text:p>
          </table:table-cell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<text:span text:style-name="T215">Yes</text:span></text:p>
          </table:table-cell>
          <table:table-cell table:style-name="TableCell216">
            <text:p text:style-name="P217"><text:span text:style-name="T218">No</text:span></text:p>
          </table:table-cell>
          <table:covered-table-cell>
            <text:p text:style-name="P219"/>
          </table:covered-table-cell>
        </table:table-row>
        <text:soft-page-break/>
        <table:table-row table:style-name="TableRow220">
          <table:table-cell table:style-name="TableCell221">
            <text:p text:style-name="P222"><text:span text:style-name="T223">A comment<text:s/></text:span><text:span text:style-name="T224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5">
            <text:p text:style-name="P226"><text:span text:style-name="T227">/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<text:span text:style-name="T235">Each method in the file is preceded by a comment block<text:s/></text:span><text:span text:style-name="T236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7">
            <text:p text:style-name="P238"><text:span text:style-name="T239">/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<text:span text:style-name="T247">Follows HTML 5 D</text:span><text:span text:style-name="T248">octype.</text:span></text:p>
          </table:table-cell>
          <table:table-cell table:style-name="TableCell249">
            <text:p text:style-name="P250"><text:span text:style-name="T251">/</text:span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Comment on differentiation between Bootstrap 3 and Internal CSS.</text:span></text:p>
          </table:table-cell>
          <table:table-cell table:style-name="TableCell260">
            <text:p text:style-name="P261"><text:span text:style-name="T262">/</text:span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<text:span text:style-name="T270">Properly commented CSS Styles(in head tag).</text:span></text:p>
          </table:table-cell>
          <table:table-cell table:style-name="TableCell271">
            <text:p text:style-name="P272"><text:span text:style-name="T273">/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<text:span text:style-name="T281">Follow jinja 2 syntax properly.</text:span></text:p>
          </table:table-cell>
          <table:table-cell table:style-name="TableCell282">
            <text:p text:style-name="P283"><text:span text:style-name="T284">/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Properly named jinja blocks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<text:span text:style-name="T303">Icons in use are depressed(e.g. when in<text:s/></text:span><text:span text:style-name="T304">logIn.html page, your account glyphicon seems to be pressed).</text:span></text:p>
          </table:table-cell>
          <table:table-cell table:style-name="TableCell305">
            <text:p text:style-name="P306"><text:span text:style-name="T307">/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Comments before submit buttons are made for clarity and easy reference.</text:span></text:p>
          </table:table-cell>
          <table:table-cell table:style-name="TableCell316">
            <text:p text:style-name="P317"><text:span text:style-name="T318">/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pan text:style-name="T326">Properly tabbed(4-space tab) code blocks.</text:span></text:p>
          </table:table-cell>
          <table:table-cell table:style-name="TableCell327">
            <text:p text:style-name="P328"><text:span text:style-name="T329">/</text:span>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</table:table>
      <text:list text:style-name="WWNum1">
        <text:list-item text:start-value="1">
          <text:p text:style-name="P334"/>
        </text:list-item>
      </text:list>
      <text:list text:style-name="WWNum1" text:continue-numbering="true">
        <text:list-item>
          <text:p text:style-name="P335"/>
        </text:list-item>
      </text:list>
      <text:list text:style-name="WWNum1" text:continue-numbering="true">
        <text:list-item>
          <text:p text:style-name="P336"><text:span text:style-name="T337">Design Principles (Modularity, Cohesion, Coupling). <text:s/>Place a<text:s/></text:span><text:span text:style-name="T338">check mark if the method complies with Coupling and Cohesion. <text:s/>If not, leave it blank.</text:span></text:p>
        </text:list-item>
      </text:list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 table:number-rows-spanned="2">
            <text:p text:style-name="P346"><text:span text:style-name="T347">List of Method Signature</text:span></text:p>
          </table:table-cell>
          <table:table-cell table:style-name="TableCell348" table:number-columns-spanned="2">
            <text:p text:style-name="P349"><text:span text:style-name="T350">Modularity</text:span></text:p>
          </table:table-cell>
          <table:covered-table-cell/>
          <table:table-cell table:style-name="TableCell351" table:number-rows-spanned="2">
            <text:p text:style-name="P352"><text:span text:style-name="T353">Remarks</text:span></text:p>
          </table:table-cell>
        </table:table-row>
        <table:table-row table:style-name="TableRow354">
          <table:covered-table-cell>
            <text:p text:style-name="P355"/>
          </table:covered-table-cell>
          <table:table-cell table:style-name="TableCell356">
            <text:p text:style-name="P357"><text:span text:style-name="T358">Coupling</text:span></text:p>
          </table:table-cell>
          <table:table-cell table:style-name="TableCell359">
            <text:p text:style-name="P360"><text:span text:style-name="T361">Cohesion</text:span></text:p>
          </table:table-cell>
          <table:covered-table-cell>
            <text:p text:style-name="P362"/>
          </table:covered-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</table:table>
      <text:p text:style-name="P372"/>
      <text:list text:style-name="WWNum1" text:continue-numbering="true">
        <text:list-item>
          <text:p text:style-name="P373"/>
        </text:list-item>
      </text:list>
      <text:list text:style-name="WWNum1" text:continue-numbering="true">
        <text:list-item>
          <text:p text:style-name="P374"/>
        </text:list-item>
      </text:list>
      <text:p text:style-name="P375"/>
      <text:p text:style-name="P376"/>
      <text:p text:style-name="P377"/>
      <text:p text:style-name="P378"/>
      <text:list text:style-name="WWNum1" text:continue-numbering="true">
        <text:list-item>
          <text:p text:style-name="P379"><text:span text:style-name="T380">Reviewer’s Comments:</text:span><text:span text:style-name="T381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ustin</meta:initial-creator>
    <dc:creator>Justin Granda</dc:creator>
    <meta:creation-date>2020-01-31T09:30:00Z</meta:creation-date>
    <dc:date>2020-01-31T09:30:00Z</dc:date>
    <meta:template xlink:href="Normal" xlink:type="simple"/>
    <meta:editing-cycles>2</meta:editing-cycles>
    <meta:editing-duration>PT60S</meta:editing-duration>
    <meta:document-statistic meta:page-count="2" meta:paragraph-count="4" meta:word-count="362" meta:character-count="2425" meta:row-count="17" meta:non-whitespace-character-count="2067"/>
  </office:meta>
</office:document-meta>
</file>